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How to Pull a Rabbit</text:p>
      <text:p text:style-name="Normal"/>
      <text:p text:style-name="Normal">Have you ever experienced this: One morning you are standing under the shower. Last night you had to end your work with a tricky problem staying open. You tried a lot of things to solve it, checked websites, google search and tested a lot but without success. Finally you gave up on it because you grew to tired to move on. You went to bed with a last thought: “Tomorrow I give it another try.”</text:p>
      <text:p text:style-name="Normal">Now while the warm water is running down your back all of a sudden the solution explodes in your head. First the big insight then all the details appear right before your eyes. <text:s text:c="1"/>You can’t wait to put a few keywords down and after a very quick breakfast you are back at the desk and within minutes you make it work. Yesterday evening you felt completely drained and this morning it just came to you without effort.</text:p>
      <text:p text:style-name="Normal">Does it feel familiar?</text:p>
      <text:p text:style-name="Normal">The same thing could happen also during sports, on a car drive or while relaxing in the sun.</text:p>
      <text:p text:style-name="Normal"/>
      <text:p text:style-name="Normal"/>
      <text:p text:style-name="Normal">How can we use creative techniques to master complex problems in IT architecture design?</text:p>
      <text:p text:style-name="Normal"/>
      <text:p text:style-name="Normal">When people (mostly project sponsors) say that IT-architecture design should not become a sort of art what do they really mean? Are they afraid that an artistic architect would prefer to die virtuously and waste all their precious money for unnecessary beauty and elegance instead of business features? Do they think that the artists’ way of working is too unreliable because the outcome depends on intuition and inspiration instead of analysis?</text:p>
      <text:p text:style-name="Normal">At the same time many people admire the perfect examples of elegance and functionality that can be found in the products of Tesla and Apple. Have you seen the flying suits of SpaceX recently worn by the astronauts on their way to the ISS? How elegant they were. Apparently the look was created by a Hollywood costume designer. Would you say that was money well spent?</text:p>
      <text:p text:style-name="Normal">Obviously there are examples where aesthetics are important.</text:p>
      <text:p text:style-name="Normal"/>
      <text:p text:style-name="Normal">Innovative solution design is not just an analytical process. It requires the cooperation of methodical analysis and creativity. It cannot be done with just one of them alone.</text:p>
      <text:p text:style-name="Normal"/>
      <text:p text:style-name="Normal">Most people are afraid of the creative element because it is so difficult to connect to it. It is irrational by nature. Creative people are often seen as slightly crazy and unreliable. How can you promise to deliver a technically sound solution with this mindset?</text:p>
      <text:p text:style-name="Normal"/>
      <text:p text:style-name="Normal">The solution is to frame the creative element with profound analytical methods. Interestingly this works with architecture of buildings and industrial design. Giant budgets, bold design.</text:p>
      <text:p text:style-name="Normal"/>
      <text:p text:style-name="Normal">1. Finding the problem</text:p>
      <text:p text:style-name="Normal"/>
      <text:p text:style-name="Normal">2. Saturation</text:p>
      <text:p text:style-name="Normal"/>
      <text:p text:style-name="Normal">3. Incubation</text:p>
      <text:p text:style-name="Normal"/>
      <text:p text:style-name="Normal">4. Illumination</text:p>
      <text:p text:style-name="Normal"/>
      <text:p text:style-name="Normal">5. Verificatio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